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8">
      <style:table-cell-properties fo:background-color="#AFD095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38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8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7"/>
    <style:style style:name="ce4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8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8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E0C2CD"/>
    </style:style>
    <style:style style:name="ce59" style:family="table-cell" style:parent-style-name="Default" style:data-style-name="N38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7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7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8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7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42"/>
    <style:style style:name="ce86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7" style:family="table-cell" style:parent-style-name="Default" style:data-style-name="N43"/>
    <style:style style:name="ce8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89" style:family="table-cell" style:parent-style-name="Default" style:data-style-name="N0">
      <style:text-properties style:text-underline-style="solid" style:text-underline-type="single"/>
    </style:style>
    <style:style style:name="ce90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AFD095"/>
      <style:text-properties fo:color="#C9211E"/>
    </style:style>
    <style:style style:name="ce92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98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0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5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10" style:family="table-cell" style:parent-style-name="Default" style:data-style-name="N0">
      <style:table-cell-properties fo:background-color="#D4EA6B"/>
    </style:style>
    <style:style style:name="ce111" style:family="table-cell" style:parent-style-name="Default" style:data-style-name="N0">
      <style:table-cell-properties fo:background-color="#069A2E"/>
    </style:style>
    <style:style style:name="ce112" style:family="table-cell" style:parent-style-name="Default" style:data-style-name="N37">
      <style:table-cell-properties fo:background-color="#FFD7D7"/>
    </style:style>
    <style:style style:name="ce113" style:family="table-cell" style:parent-style-name="Default" style:data-style-name="N0">
      <style:table-cell-properties fo:background-color="#FFD7D7"/>
    </style:style>
    <style:style style:name="ce114" style:family="table-cell" style:parent-style-name="Default" style:data-style-name="N4">
      <style:table-cell-properties fo:background-color="#FFD7D7"/>
    </style:style>
    <style:style style:name="ce115" style:family="table-cell" style:parent-style-name="Default" style:data-style-name="N38">
      <style:table-cell-properties fo:background-color="#FFD7D7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18" style:family="table-cell" style:parent-style-name="Default" style:data-style-name="N37">
      <style:table-cell-properties fo:background-color="#D4EA6B"/>
    </style:style>
    <style:style style:name="ce119" style:family="table-cell" style:parent-style-name="Default" style:data-style-name="N4">
      <style:table-cell-properties fo:background-color="#D4EA6B"/>
    </style:style>
    <style:style style:name="ce12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8">
      <style:table-cell-properties fo:background-color="#D4EA6B"/>
    </style:style>
    <style:style style:name="ce123" style:family="table-cell" style:parent-style-name="Default" style:data-style-name="N0">
      <style:table-cell-properties fo:background-color="#FFD8CE"/>
    </style:style>
    <style:style style:name="ce124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#FFD8CE"/>
    </style:style>
    <style:style style:name="ce126" style:family="table-cell" style:parent-style-name="Default" style:data-style-name="N38">
      <style:table-cell-properties fo:background-color="#FFD8CE"/>
    </style:style>
    <style:style style:name="ce12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9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">
      <style:table-cell-properties fo:background-color="#81D41A"/>
    </style:style>
    <style:style style:name="ce13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7D1D5"/>
    </style:style>
    <style:style style:name="ce13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/>
    </style:style>
    <style:style style:name="ce136" style:family="table-cell" style:parent-style-name="Default" style:data-style-name="N37">
      <style:table-cell-properties fo:background-color="#F7D1D5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9">
      <style:table-cell-properties fo:background-color="#81D41A"/>
    </style:style>
    <style:style style:name="ce141" style:family="table-cell" style:parent-style-name="Default" style:data-style-name="N0">
      <style:table-cell-properties fo:background-color="#FFA6A6"/>
    </style:style>
    <style:style style:name="ce142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36"/>
    <style:style style:name="ce147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6266666666667cm" style:use-optimal-column-width="true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1.56633333333333cm"/>
    </style:style>
    <style:style style:name="co31" style:family="table-column">
      <style:table-column-properties fo:break-before="auto" style:column-width="2.37066666666667cm"/>
    </style:style>
    <style:style style:name="co32" style:family="table-column">
      <style:table-column-properties fo:break-before="auto" style:column-width="6.01133333333333cm"/>
    </style:style>
    <style:style style:name="co33" style:family="table-column">
      <style:table-column-properties fo:break-before="auto" style:column-width="5.79966666666667cm"/>
    </style:style>
    <style:style style:name="co34" style:family="table-column">
      <style:table-column-properties fo:break-before="auto" style:column-width="1.524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0.994833333333333cm"/>
    </style:style>
    <style:style style:name="co37" style:family="table-column">
      <style:table-column-properties fo:break-before="auto" style:column-width="1.18533333333333cm"/>
    </style:style>
    <style:style style:name="co38" style:family="table-column">
      <style:table-column-properties fo:break-before="auto" style:column-width="1.0795cm"/>
    </style:style>
    <style:style style:name="co39" style:family="table-column">
      <style:table-column-properties fo:break-before="auto" style:column-width="0.5715cm"/>
    </style:style>
    <style:style style:name="co40" style:family="table-column">
      <style:table-column-properties fo:break-before="auto" style:column-width="2.0955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6.985cm"/>
    </style:style>
    <style:style style:name="co43" style:family="table-column">
      <style:table-column-properties fo:break-before="auto" style:column-width="0.613833333333333cm"/>
    </style:style>
    <style:style style:name="co44" style:family="table-column">
      <style:table-column-properties fo:break-before="auto" style:column-width="6.75216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65666666666667cm"/>
    </style:style>
    <style:style style:name="co47" style:family="table-column">
      <style:table-column-properties fo:break-before="auto" style:column-width="1.143cm"/>
    </style:style>
    <style:style style:name="co48" style:family="table-column">
      <style:table-column-properties fo:break-before="auto" style:column-width="1.24883333333333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2"/>
        <table:table-column table:style-name="co1" table:default-cell-style-name="ce22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111" table:style-name="ce13">
            <text:p>111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2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2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9]*[.$K$1]" table:style-name="ce20">
            <text:p>14,04</text:p>
          </table:table-cell>
          <table:table-cell office:value-type="float" office:value="45.96" table:formula="of:=[.J9]-[.K9]" table:style-name="ce20">
            <text:p>45,96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1479.01" table:formula="of:=['08_23'.E2]" table:style-name="ce15">
            <text:p>-31.479,01</text:p>
          </table:table-cell>
          <table:table-cell office:value-type="float" office:value="68285.187000000005" table:formula="of:=[.B10]+[.C10]+[.D9]" table:style-name="ce16">
            <text:p>68.285,19</text:p>
          </table:table-cell>
          <table:table-cell office:value-type="float" office:value="0" table:formula="of:=['08_23'.F2]" table:style-name="ce14">
            <text:p>0,00</text:p>
          </table:table-cell>
          <table:table-cell office:value-type="float" office:value="-21230.350000000002" table:formula="of:=['08_23'.G2]" table:style-name="ce15">
            <text:p>-21.230,35</text:p>
          </table:table-cell>
          <table:table-cell office:value-type="float" office:value="-55533.289999999994" table:formula="of:=[.E10]+[.F10]+[.G9]" table:style-name="ce17">
            <text:p>-55.533,2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0]*[.$K$1]" table:style-name="ce20">
            <text:p>28,08</text:p>
          </table:table-cell>
          <table:table-cell office:value-type="float" office:value="91.92" table:formula="of:=[.J10]-[.K10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6345.519999999997" table:formula="of:=['09_23'.E2]" table:style-name="ce15">
            <text:p>-26.345,52</text:p>
          </table:table-cell>
          <table:table-cell office:value-type="float" office:value="166239.66700000002" table:formula="of:=[.B11]+[.C11]+[.D10]" table:style-name="ce16">
            <text:p>166.239,67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55533.289999999994" table:formula="of:=[.E11]+[.F11]+[.G10]" table:style-name="ce17">
            <text:p>-55.533,29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1]*[.$K$1]" table:style-name="ce20">
            <text:p>28,08</text:p>
          </table:table-cell>
          <table:table-cell office:value-type="float" office:value="91.92" table:formula="of:=[.J11]-[.K11]" table:style-name="ce20">
            <text:p>91,92</text:p>
          </table:table-cell>
          <table:table-cell office:value-type="float" office:value="685.06056000000001" table:formula="of:=[.L15]+[.M15]" table:style-name="ce23">
            <text:p>685,0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8492.040000000008" table:formula="of:=['10_23'.E2]" table:style-name="ce15">
            <text:p>-78.492,04</text:p>
          </table:table-cell>
          <table:table-cell office:value-type="float" office:value="104547.62700000001" table:formula="of:=[.B12]+[.C12]+[.D11]" table:style-name="ce16">
            <text:p>104.547,6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55533.289999999994" table:formula="of:=[.E12]+[.F12]+[.G11]" table:style-name="ce17">
            <text:p>-55.533,29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2]*[.$K$1]" table:style-name="ce20">
            <text:p>18,72</text:p>
          </table:table-cell>
          <table:table-cell office:value-type="float" office:value="61.28" table:formula="of:=[.J12]-[.K12]" table:style-name="ce20">
            <text:p>61,28</text:p>
          </table:table-cell>
          <table:table-cell office:value-type="float" office:value="57.088380000000001" table:formula="of:=[.M11]/12" table:style-name="ce24">
            <text:p>57,09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77688.217" table:formula="of:=[.B13]+[.C13]+[.D12]" table:style-name="ce16">
            <text:p>277.688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55533.289999999994" table:formula="of:=[.E13]+[.F13]+[.G12]" table:style-name="ce17">
            <text:p>-55.533,29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13]*[.$K$1]" table:style-name="ce20">
            <text:p>19,46</text:p>
          </table:table-cell>
          <table:table-cell office:value-type="float" office:value="63.700559999999996" table:formula="of:=[.J13]-[.K13]" table:style-name="ce20">
            <text:p>63,70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297935.84700000001" table:formula="of:=[.B14]+[.C14]+[.D13]" table:style-name="ce16">
            <text:p>297.935,85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78466.367999999988" table:formula="of:=[.E14]+[.F14]+[.G13]" table:style-name="ce17">
            <text:p>-78.466,3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4]*[.$K$1]" table:style-name="ce20">
            <text:p>18,72</text:p>
          </table:table-cell>
          <table:table-cell office:value-type="float" office:value="61.28" table:formula="of:=[.J14]-[.K14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815299" table:formula="of:=SUM([.B3:.B14])" table:style-name="ce26">
            <text:p>815.299,00</text:p>
          </table:table-cell>
          <table:table-cell office:value-type="float" office:value="-517363.15299999999" table:formula="of:=SUM([.C3:.C14])" table:style-name="ce27">
            <text:p>-517.363,15</text:p>
          </table:table-cell>
          <table:table-cell office:value-type="float" office:value="297935.84700000001" table:formula="of:=[.B15]+[.C15]" table:style-name="ce28">
            <text:p>297.935,85</text:p>
          </table:table-cell>
          <table:table-cell office:value-type="float" office:value="253991.55" table:formula="of:=SUM([.E3:.E14])" table:style-name="ce26">
            <text:p>253.991,55</text:p>
          </table:table-cell>
          <table:table-cell office:value-type="float" office:value="-332457.91799999995" table:formula="of:=SUM([.F3:.F14])" table:style-name="ce27">
            <text:p>-332.457,92</text:p>
          </table:table-cell>
          <table:table-cell office:value-type="float" office:value="-78466.367999999959" table:formula="of:=[.E15]+[.F15]" table:style-name="ce28">
            <text:p>-78.466,37</text:p>
          </table:table-cell>
          <table:table-cell table:style-name="ce18"/>
          <table:table-cell table:style-name="ce29"/>
          <table:table-cell office:value-type="float" office:value="543.16" table:formula="of:=SUM([.J9:.J14])" table:style-name="ce29">
            <text:p>543,16</text:p>
          </table:table-cell>
          <table:table-cell office:value-type="float" office:value="127.09944" table:formula="of:=SUM([.K9:.K14])" table:style-name="ce30">
            <text:p>127,10</text:p>
          </table:table-cell>
          <table:table-cell office:value-type="float" office:value="416.06056000000001" table:formula="of:=SUM([.L9:.L14])" table:style-name="ce30">
            <text:p>416,06</text:p>
          </table:table-cell>
          <table:table-cell office:value-type="float" office:value="269" table:formula="of:=SUM([.M3:.M8])" table:style-name="ce25">
            <text:p>269</text:p>
          </table:table-cell>
          <table:table-cell table:style-name="ce30"/>
          <table:table-cell table:number-columns-repeated="16370" table:style-name="ce1"/>
        </table:table-row>
        <table:table-row table:style-name="ro2">
          <table:table-cell office:value-type="float" office:value="12" table:style-name="ce31">
            <text:p>Tpl / 12</text:p>
          </table:table-cell>
          <table:table-cell office:value-type="float" office:value="67941.583333333328" table:formula="of:=[.B15]/[.A16]" table:style-name="ce32">
            <text:p>67.941,58</text:p>
          </table:table-cell>
          <table:table-cell office:value-type="float" office:value="-43113.59608333333" table:formula="of:=[.C15]/[.A16]" table:style-name="ce33">
            <text:p>-43.113,60</text:p>
          </table:table-cell>
          <table:table-cell table:style-name="ce33"/>
          <table:table-cell office:value-type="float" office:value="21165.962499999998" table:formula="of:=[.E15]/[.A16]" table:style-name="ce33">
            <text:p>21.165,96</text:p>
          </table:table-cell>
          <table:table-cell office:value-type="float" office:value="-27704.826499999996" table:formula="of:=[.F15]/[.A16]" table:style-name="ce33">
            <text:p>-27.704,83</text:p>
          </table:table-cell>
          <table:table-cell office:value-type="float" office:value="-6538.8639999999968" table:formula="of:=[.G15]/[.A16]" table:style-name="ce33">
            <text:p>-6.538,86</text:p>
          </table:table-cell>
          <table:table-cell table:style-name="ce34"/>
          <table:table-cell table:style-name="ce35"/>
          <table:table-cell office:value-type="float" office:value="45.263333333333328" table:formula="of:=[.J15]/12" table:style-name="ce33">
            <text:p>45,26</text:p>
          </table:table-cell>
          <table:table-cell office:value-type="float" office:value="10.591620000000001" table:formula="of:=[.K15]/12" table:style-name="ce33">
            <text:p>10,59</text:p>
          </table:table-cell>
          <table:table-cell office:value-type="float" office:value="34.671713333333336" table:formula="of:=[.L15]/12" table:style-name="ce33">
            <text:p>34,67</text:p>
          </table:table-cell>
          <table:table-cell office:value-type="float" office:value="22.416666666666668" table:formula="of:=[.M15]/12" table:style-name="ce33">
            <text:p>22,42</text:p>
          </table:table-cell>
          <table:table-cell table:style-name="ce33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22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8744" table:formula="of:=SUM([.D4:.D30])" table:style-name="ce45">
            <text:p>28.744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33133" table:formula="of:=SUM([.F4:.F31])" table:style-name="ce45">
            <text:p>33.133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4302.7799999999988" table:formula="of:=[.F2]+[.G2]" table:style-name="ce4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48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51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6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4402.7799999999988" table:formula="of:=[.H25]+[.F26]+[.G26]" table:style-name="ce36">
            <text:p>4.402,7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6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7802.7799999999988" table:formula="of:=[.H27]+[.F28]+[.G28]" table:style-name="ce36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3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4302.7799999999988" table:formula="of:=[.H28]+[.F29]+[.G29]" table:style-name="ce36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5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4])" table:style-name="ce45">
            <text:p>67.911,00</text:p>
          </table:table-cell>
          <table:table-cell office:value-type="float" office:value="-35277.64" table:formula="of:=SUM([.E4:.E33])" table:style-name="ce45">
            <text:p>-35.277,64</text:p>
          </table:table-cell>
          <table:table-cell office:value-type="float" office:value="70250" table:formula="of:=SUM([.F4:.F35])" table:style-name="ce45">
            <text:p>70.250,00</text:p>
          </table:table-cell>
          <table:table-cell office:value-type="float" office:value="-42110.31" table:formula="of:=SUM([.G4:.G35])" table:style-name="ce45">
            <text:p>-42.110,31</text:p>
          </table:table-cell>
          <table:table-cell office:value-type="float" office:value="28139.690000000002" table:formula="of:=[.F2]+[.G2]" table:style-name="ce4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6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7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office:value-type="string" table:style-name="ce47">
            <text:p>bankadan</text:p>
          </table:table-cell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5310.31" table:formula="of:=[.H19]+[.F20]+[.G20]" table:style-name="ce36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8810.31" table:formula="of:=[.H20]+[.F21]+[.G21]" table:style-name="ce36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300" table:style-name="ce36">
            <text:p>-3.300,00</text:p>
          </table:table-cell>
          <table:table-cell office:value-type="float" office:value="-42110.31" table:formula="of:=[.H21]+[.F22]+[.G22]" table:style-name="ce36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7889.6900000000023" table:formula="of:=[.H22]+[.F23]+[.G23]" table:style-name="ce36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7889.6900000000023" table:formula="of:=[.H23]+[.F24]+[.G24]" table:style-name="ce36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7"/>
          <table:table-cell table:style-name="ce48"/>
          <table:table-cell office:value-type="float" office:value="3450" table:style-name="ce36">
            <text:p>3.450,00</text:p>
          </table:table-cell>
          <table:table-cell table:style-name="ce36"/>
          <table:table-cell office:value-type="float" office:value="11339.690000000002" table:formula="of:=[.H24]+[.F25]+[.G25]" table:style-name="ce36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18839.690000000002" table:formula="of:=[.H25]+[.F26]+[.G26]" table:style-name="ce36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21639.690000000002" table:formula="of:=[.H26]+[.F27]+[.G27]" table:style-name="ce36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28139.690000000002" table:formula="of:=[.H27]+[.F28]+[.G28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28139.690000000002" table:formula="of:=[.H29]+[.F30]+[.G30]" table:style-name="ce36">
            <text:p>28.13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2:.D49])" table:style-name="ce65">
            <text:p>3.120,43</text:p>
          </table:table-cell>
          <table:table-cell office:value-type="float" office:value="1344.7" table:formula="of:=SUM([.E42:.E49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4:.E66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70:.E97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office:value-type="string" table:style-name="ce88">
            <text:p>TEMMUZ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33286.58999999997" table:formula="of:=SUM([.E105:.E113])" table:style-name="ce40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2">
            <text:p>1.647,00</text:p>
          </table:table-cell>
          <table:table-cell office:value-type="float" office:value="111" table:style-name="ce22">
            <text:p>111,00</text:p>
          </table:table-cell>
          <table:table-cell office:value-type="float" office:value="182817" table:formula="of:=[.D109]*[.C109]" table:style-name="ce67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2">
            <text:p>26,73</text:p>
          </table:table-cell>
          <table:table-cell office:value-type="float" office:value="850" table:style-name="ce22">
            <text:p>850,00</text:p>
          </table:table-cell>
          <table:table-cell office:value-type="float" office:value="22720.5" table:formula="of:=[.D110]*[.C110]" table:style-name="ce67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2">
            <text:p>29,20</text:p>
          </table:table-cell>
          <table:table-cell office:value-type="float" office:value="100" table:style-name="ce22">
            <text:p>100,00</text:p>
          </table:table-cell>
          <table:table-cell office:value-type="float" office:value="2920" table:formula="of:=[.D111]*[.C111]" table:style-name="ce67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04]" table:style-name="ce43">
            <text:p>TEMMUZ</text:p>
          </table:table-cell>
          <table:table-cell office:value-type="string" table:style-name="ce46">
            <text:p><text:s/>Bakiye</text:p>
          </table:table-cell>
          <table:table-cell office:value-type="float" office:value="-23354.9" table:formula="of:=[.H13]" table:style-name="ce36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9931.68999999994" table:formula="of:=SUM([.E105:.E115])" table:style-name="ce1">
            <text:p>409931,69</text:p>
          </table:table-cell>
          <table:table-cell table:number-columns-repeated="16379"/>
        </table:table-row>
        <table:table-row table:number-rows-repeated="1048460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30])" table:style-name="ce45">
            <text:p>87.911,00</text:p>
          </table:table-cell>
          <table:table-cell office:value-type="float" office:value="-31479.01" table:formula="of:=SUM([.E4:.E29])" table:style-name="ce45">
            <text:p>-31.479,01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1230.350000000002" table:formula="of:=SUM([.G4:.G31])" table:style-name="ce45">
            <text:p>-21.230,35</text:p>
          </table:table-cell>
          <table:table-cell office:value-type="float" office:value="-21230.350000000002" table:formula="of:=[.F2]+[.G2]" table:style-name="ce45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311" table:style-name="ce36">
            <text:p>-311,00</text:p>
          </table:table-cell>
          <table:table-cell office:value-type="float" office:value="-311" table:formula="of:=[.H3]+[.F4]+[.G4]" table:style-name="ce36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0" table:style-name="ce36">
            <text:p>-520,00</text:p>
          </table:table-cell>
          <table:table-cell office:value-type="float" office:value="-831" table:formula="of:=[.H4]+[.F5]+[.G5]" table:style-name="ce36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1081" table:formula="of:=[.H5]+[.F6]+[.G6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7]" table:style-name="ce36">
            <text:p>0,00</text:p>
          </table:table-cell>
          <table:table-cell table:style-name="ce22"/>
          <table:table-cell office:value-type="float" office:value="0" table:formula="of:=[.E37]" table:style-name="ce36">
            <text:p>0,00</text:p>
          </table:table-cell>
          <table:table-cell table:style-name="ce36"/>
          <table:table-cell office:value-type="float" office:value="-1081" table:formula="of:=[.H6]+[.F7]+[.G7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6">
            <text:p>-5.147,64</text:p>
          </table:table-cell>
          <table:table-cell table:style-name="ce36"/>
          <table:table-cell office:value-type="float" office:value="-5147.6400000000003" table:style-name="ce36">
            <text:p>-5.147,64</text:p>
          </table:table-cell>
          <table:table-cell office:value-type="float" office:value="-6228.64" table:formula="of:=[.H7]+[.F8]+[.G8]" table:style-name="ce36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6">
            <text:p>-6.556,63</text:p>
          </table:table-cell>
          <table:table-cell table:style-name="ce1"/>
          <table:table-cell office:value-type="float" office:value="-6556.63" table:style-name="ce36">
            <text:p>-6.556,63</text:p>
          </table:table-cell>
          <table:table-cell office:value-type="float" office:value="-12785.27" table:formula="of:=[.H8]+[.F9]+[.G9]" table:style-name="ce36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8160.27" table:formula="of:=[.H9]+[.F10]+[.G10]" table:style-name="ce36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20285.27" table:formula="of:=[.H10]+[.F11]+[.G11]" table:style-name="ce36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45.08" table:style-name="ce36">
            <text:p>-945,08</text:p>
          </table:table-cell>
          <table:table-cell office:value-type="float" office:value="-21230.350000000002" table:formula="of:=[.H11]+[.F12]+[.G1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2]+[.F13]+[.G1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3]+[.F14]+[.G14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4]+[.F15]+[.G15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5]+[.F16]+[.G1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6]+[.F17]+[.G17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7]+[.F18]+[.G18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1230.350000000002" table:formula="of:=[.H18]+[.F19]+[.G19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19]+[.F20]+[.G20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20]+[.F21]+[.G21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21]+[.F22]+[.G2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2]+[.F23]+[.G2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3]+[.F24]+[.G24]" table:style-name="ce36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2" table:style-name="ce1"/>
          <table:table-cell table:style-name="ce36"/>
          <table:table-cell office:value-type="float" office:value="-21230.350000000002" table:formula="of:=[.H24]+[.F25]+[.G25]" table:style-name="ce36">
            <text:p>-21.230,35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5]+[.F26]+[.G2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8:.D45])" table:style-name="ce65">
            <text:p>0,00</text:p>
          </table:table-cell>
          <table:table-cell office:value-type="float" office:value="0" table:formula="of:=SUM([.E38:.E4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399999999985" table:formula="of:=SUM([.E50:.E64])" table:style-name="ce4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199999999999" table:style-name="ce48">
            <text:p>-1.111,12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2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office:value-type="string" table:style-name="ce43">
            <text:p>HESAP KESİM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6556.6299999999992" table:formula="of:=SUM([.E68:.E91])" table:style-name="ce4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2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2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2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9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4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2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2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4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4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4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4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4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048484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6345.519999999997" table:formula="of:=SUM([.E4:.E27])" table:style-name="ce45">
            <text:p>-26.345,52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22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667.16" table:formula="of:=[.E63]" table:style-name="ce22">
            <text:p>-2.667,16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667.16" table:formula="of:=SUM([.E64:.E75])" table:style-name="ce40">
            <text:p>-2667,1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6T00:00:00" table:style-name="ce41">
            <text:p>26.07.2023</text:p>
          </table:table-cell>
          <table:table-cell office:value-type="string" table:style-name="ce49">
            <text:p>Lokanta yemek</text:p>
          </table:table-cell>
          <table:table-cell table:number-columns-repeated="2" table:style-name="ce49"/>
          <table:table-cell office:value-type="float" office:value="-245" table:style-name="ce48">
            <text:p>-245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7T00:00:00" table:style-name="ce41">
            <text:p>27.07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toyota gaz afyon</text:p>
          </table:table-cell>
          <table:table-cell table:number-columns-repeated="2" table:style-name="ce49"/>
          <table:table-cell office:value-type="float" office:value="-555.87" table:style-name="ce48">
            <text:p>-555,8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kft ysf</text:p>
          </table:table-cell>
          <table:table-cell table:number-columns-repeated="2" table:style-name="ce49"/>
          <table:table-cell office:value-type="float" office:value="-328" table:style-name="ce48">
            <text:p>-328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42.15" table:style-name="ce48">
            <text:p>-42,1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8492.040000000008" table:formula="of:=SUM([.E4:.E27])" table:style-name="ce45">
            <text:p>-78.4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2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22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2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2933.078000000001" table:formula="of:=SUM([.G4:.G31])" table:style-name="ce45">
            <text:p>-22.933,08</text:p>
          </table:table-cell>
          <table:table-cell office:value-type="float" office:value="-22933.078000000001" table:formula="of:=[.F2]+[.G2]" table:style-name="ce45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22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90">
            <text:p>-22.933,08</text:p>
          </table:table-cell>
          <table:table-cell office:value-type="float" office:value="-22933.078000000001" table:formula="of:=[.H29]+[.F30]+[.G30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1">
            <text:p>692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619.3561199999999" table:formula="of:=[.C33]*[.D33]*-1" table:style-name="ce27">
            <text:p>-1.619,36</text:p>
          </table:table-cell>
          <table:table-cell table:style-name="ce1"/>
          <table:table-cell office:value-type="float" office:value="-1619.3561199999999" table:formula="of:=[.C33]*[.D33]*-1" table:style-name="ce48">
            <text:p>-1.619,36</text:p>
          </table:table-cell>
          <table:table-cell office:value-type="float" office:value="-1619.3561199999999" table:formula="of:=[.H32]+[.F33]+[.G33]" table:style-name="ce36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3042.143" table:formula="of:=[.C34]*[.D34]*-1" table:style-name="ce27">
            <text:p>-3.042,14</text:p>
          </table:table-cell>
          <table:table-cell table:style-name="ce1"/>
          <table:table-cell office:value-type="float" office:value="-3042.143" table:formula="of:=[.C34]*[.D34]*-1" table:style-name="ce48">
            <text:p>-3.042,14</text:p>
          </table:table-cell>
          <table:table-cell office:value-type="float" office:value="-4661.4991200000004" table:formula="of:=[.H33]+[.F34]+[.G34]" table:style-name="ce36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6571.0288799999998" table:formula="of:=[.C35]*[.D35]*-1" table:style-name="ce27">
            <text:p>-6.571,03</text:p>
          </table:table-cell>
          <table:table-cell table:style-name="ce1"/>
          <table:table-cell office:value-type="float" office:value="-6571.0288799999998" table:formula="of:=[.C35]*[.D35]*-1" table:style-name="ce48">
            <text:p>-6.571,03</text:p>
          </table:table-cell>
          <table:table-cell office:value-type="float" office:value="-11232.528" table:formula="of:=[.H34]+[.F35]+[.G35]" table:style-name="ce36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1700.55" table:formula="of:=[.C36]*[.D36]*-1" table:style-name="ce27">
            <text:p>-11.700,55</text:p>
          </table:table-cell>
          <table:table-cell table:style-name="ce1"/>
          <table:table-cell office:value-type="float" office:value="-11700.55" table:formula="of:=[.C36]*[.D36]*-1" table:style-name="ce48">
            <text:p>-11.700,55</text:p>
          </table:table-cell>
          <table:table-cell office:value-type="float" office:value="-22933.078000000001" table:formula="of:=[.H35]+[.F36]+[.G36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6]+[.F37]+[.G37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7]+[.F38]+[.G38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8]+[.F39]+[.G39]" table:style-name="ce90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22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3">
            <text:p>Peri</text:p>
          </table:table-cell>
          <table:table-cell office:value-type="string" table:style-name="ce93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4">
            <text:p>ödeme</text:p>
          </table:table-cell>
          <table:table-cell table:style-name="ce22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F2]+[.D3]-[.E3]" table:style-name="ce22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2"/>
          <table:table-cell table:style-name="ce67"/>
          <table:table-cell office:value-type="float" office:value="-1000" table:formula="of:=[.F4]+[.D5]-[.E5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11.1099999999999" table:formula="of:=[.F5]+[.D6]-[.E6]" table:style-name="ce22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22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072.2199999999998" table:formula="of:=[.F7]+[.D8]-[.E8]" table:style-name="ce22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22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316.6700000000003" table:formula="of:=[.F9]+[.D10]-[.E10]" table:style-name="ce22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22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22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591.2700000000002" table:formula="of:=[.F11]+[.D12]-[.E12]" table:style-name="ce22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365.8700000000001" table:formula="of:=[.F12]+[.D13]-[.E13]" table:style-name="ce22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2">
            <text:p>437,97</text:p>
          </table:table-cell>
          <table:table-cell table:style-name="ce67"/>
          <table:table-cell office:value-type="float" office:value="-927.90000000000009" table:formula="of:=[.F13]+[.D14]-[.E14]" table:style-name="ce22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2">
            <text:p>404,23</text:p>
          </table:table-cell>
          <table:table-cell table:style-name="ce67"/>
          <table:table-cell office:value-type="float" office:value="-523.67000000000007" table:formula="of:=[.F14]+[.D15]-[.E15]" table:style-name="ce22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2">
            <text:p>1.135,00</text:p>
          </table:table-cell>
          <table:table-cell table:style-name="ce67"/>
          <table:table-cell office:value-type="float" office:value="611.32999999999993" table:formula="of:=[.F15]+[.D16]-[.E16]" table:style-name="ce22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722.4399999999998" table:formula="of:=[.F16]+[.D17]-[.E17]" table:style-name="ce22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22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833.54999999999973" table:formula="of:=[.F18]+[.D19]-[.E19]" table:style-name="ce22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944.6599999999996" table:formula="of:=[.F19]+[.D20]-[.E20]" table:style-name="ce22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22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2944.2300000000005" table:formula="of:=[.F21]+[.D22]-[.E22]" table:style-name="ce22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1833.1200000000006" table:formula="of:=[.F22]+[.D23]-[.E23]" table:style-name="ce22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2">
            <text:p>1.111,12</text:p>
          </table:table-cell>
          <table:table-cell table:style-name="ce67"/>
          <table:table-cell office:value-type="float" office:value="-722.00000000000068" table:formula="of:=[.F23]+[.D24]-[.E24]" table:style-name="ce22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2">
            <text:p>2.258,00</text:p>
          </table:table-cell>
          <table:table-cell table:style-name="ce67"/>
          <table:table-cell office:value-type="float" office:value="1535.9999999999993" table:formula="of:=[.F24]+[.D25]-[.E25]" table:style-name="ce22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2">
            <text:p>613,00</text:p>
          </table:table-cell>
          <table:table-cell table:style-name="ce93"/>
          <table:table-cell office:value-type="float" office:value="2148.9999999999991" table:formula="of:=[.F25]+[.D26]-[.E26]" table:style-name="ce22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2">
            <text:p>720,00</text:p>
          </table:table-cell>
          <table:table-cell table:style-name="ce93"/>
          <table:table-cell office:value-type="float" office:value="2868.9999999999991" table:formula="of:=[.F26]+[.D27]-[.E27]" table:style-name="ce22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2"/>
          <table:table-cell office:value-type="float" office:value="1036" table:style-name="ce93">
            <text:p>1.036,00</text:p>
          </table:table-cell>
          <table:table-cell office:value-type="float" office:value="1832.9999999999991" table:formula="of:=[.F27]+[.D28]-[.E28]" table:style-name="ce22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2"/>
          <table:table-cell office:value-type="float" office:value="500" table:style-name="ce93">
            <text:p>500,00</text:p>
          </table:table-cell>
          <table:table-cell office:value-type="float" office:value="1332.9999999999991" table:formula="of:=[.F28]+[.D29]-[.E29]" table:style-name="ce22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2">
            <text:p>2.650,00</text:p>
          </table:table-cell>
          <table:table-cell table:style-name="ce93"/>
          <table:table-cell office:value-type="float" office:value="3982.9999999999991" table:formula="of:=[.F29]+[.D30]-[.E30]" table:style-name="ce22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2">
            <text:p>1.356,00</text:p>
          </table:table-cell>
          <table:table-cell table:style-name="ce93"/>
          <table:table-cell office:value-type="float" office:value="5338.9999999999991" table:formula="of:=[.F30]+[.D31]-[.E31]" table:style-name="ce22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2">
            <text:p>869,00</text:p>
          </table:table-cell>
          <table:table-cell table:style-name="ce93"/>
          <table:table-cell office:value-type="float" office:value="6207.9999999999991" table:formula="of:=[.F31]+[.D32]-[.E32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2"/>
          <table:table-cell table:style-name="ce93"/>
          <table:table-cell office:value-type="float" office:value="6207.9999999999991" table:formula="of:=[.F32]+[.D33]-[.E33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147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93">
            <text:p>3.450,00</text:p>
          </table:table-cell>
          <table:table-cell office:value-type="float" office:value="2757.9999999999991" table:formula="of:=[.F33]+[.D34]-[.E34]" table:style-name="ce22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2">
            <text:p>1.750,00</text:p>
          </table:table-cell>
          <table:table-cell table:style-name="ce67"/>
          <table:table-cell office:value-type="float" office:value="4507.9999999999991" table:formula="of:=[.F34]+[.D35]-[.E35]" table:style-name="ce22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147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67">
            <text:p>3.450,00</text:p>
          </table:table-cell>
          <table:table-cell office:value-type="float" office:value="1057.9999999999991" table:formula="of:=[.F35]+[.D36]-[.E36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6]+[.D37]-[.E37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7]+[.D38]-[.E38]" table:style-name="ce95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43">
            <text:p>TOPLAMLAR - KALAN BAKİYE</text:p>
          </table:table-cell>
          <table:table-cell office:value-type="float" office:value="23894" table:formula="of:=SUM([.D3:.D38])" table:style-name="ce22">
            <text:p>23.894,00</text:p>
          </table:table-cell>
          <table:table-cell office:value-type="float" office:value="22836" table:formula="of:=SUM([.E3:.E38])" table:style-name="ce67">
            <text:p>22.836,00</text:p>
          </table:table-cell>
          <table:table-cell office:value-type="float" office:value="1058" table:formula="of:=[.D40]-[.E40]" table:style-name="ce96">
            <text:p>1.058,00</text:p>
          </table:table-cell>
          <table:table-cell table:number-columns-repeated="16378"/>
        </table:table-row>
        <table:table-row table:number-rows-repeated="1048536" table:style-name="ro3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22"/>
        <table:table-column table:style-name="co10" table:default-cell-style-name="ce22"/>
        <table:table-column table:style-name="co38" table:default-cell-style-name="ce22"/>
        <table:table-column table:style-name="co29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97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formula="of:=[.B15]/[.A16]" table:style-name="ce99">
            <text:p>37.192,84</text:p>
          </table:table-cell>
          <table:table-cell office:value-type="float" office:value="-21853.567500000005" table:formula="of:=[.C15]/[.A16]" table:style-name="ce100">
            <text:p>-21.853,57</text:p>
          </table:table-cell>
          <table:table-cell table:style-name="ce100"/>
          <table:table-cell office:value-type="float" office:value="45447.670000000006" table:formula="of:=[.E15]/[.A16]" table:style-name="ce100">
            <text:p>45.447,67</text:p>
          </table:table-cell>
          <table:table-cell office:value-type="float" office:value="-26383.058333333334" table:formula="of:=[.F15]/[.A16]" table:style-name="ce100">
            <text:p>-26.383,06</text:p>
          </table:table-cell>
          <table:table-cell office:value-type="float" office:value="19064.611666666668" table:formula="of:=[.G15]/[.A16]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100">
            <text:p>29,25</text:p>
          </table:table-cell>
          <table:table-cell office:value-type="float" office:value="6.8652675000000007" table:formula="of:=[.K15]/12" table:style-name="ce100">
            <text:p>6,87</text:p>
          </table:table-cell>
          <table:table-cell office:value-type="float" office:value="22.384732499999998" table:formula="of:=[.L15]/12" table:style-name="ce100">
            <text:p>22,38</text:p>
          </table:table-cell>
          <table:table-cell office:value-type="float" office:value="7.1708333333333334" table:formula="of:=[.M15]/12" table:style-name="ce100">
            <text:p>7,17</text:p>
          </table:table-cell>
          <table:table-cell office:value-type="float" office:value="3.8416666666666668" table:formula="of:=[.N15]/12" table:style-name="ce100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1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2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0" table:default-cell-style-name="ce1"/>
        <table:table-column table:style-name="co14" table:default-cell-style-name="ce1"/>
        <table:table-column table:style-name="co39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1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1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1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4">
            <text:p>06 yb 1397 2. taksit</text:p>
          </table:table-cell>
          <table:table-cell table:number-columns-repeated="2" table:style-name="ce104"/>
          <table:table-cell office:value-type="float" office:value="-169" table:style-name="ce105">
            <text:p>-169,00</text:p>
          </table:table-cell>
          <table:table-cell table:style-name="ce106"/>
          <table:table-cell table:style-name="ce105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number-columns-repeated="2" table:style-name="ce108"/>
          <table:table-cell office:value-type="float" office:value="-3998.85" table:style-name="ce109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10">
            <text:p>Doğuş Kira 9/12-2022-23 <text:s text:c="3"/>+2000</text:p>
          </table:table-cell>
          <table:table-cell table:style-name="ce11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1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udi benzin</text:p>
          </table:table-cell>
          <table:table-cell table:number-columns-repeated="2" table:style-name="ce104"/>
          <table:table-cell office:value-type="float" office:value="-100" table:style-name="ce105">
            <text:p>-100,00</text:p>
          </table:table-cell>
          <table:table-cell table:number-columns-repeated="2" table:style-name="ce105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907.97" table:style-name="ce109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3">
            <text:p>SnyF-Kynkçı Merdal 9/12-2022</text:p>
          </table:table-cell>
          <table:table-cell table:style-name="ce113"/>
          <table:table-cell office:value-type="float" office:value="4000" table:style-name="ce114">
            <text:p>4.000,00</text:p>
          </table:table-cell>
          <table:table-cell table:style-name="ce113"/>
          <table:table-cell table:number-columns-repeated="2" table:style-name="ce115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1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6">
            <text:p>Mesut Elektrik</text:p>
          </table:table-cell>
          <table:table-cell table:style-name="ce116"/>
          <table:table-cell office:value-type="float" office:value="182.86" table:style-name="ce116">
            <text:p>182,86</text:p>
          </table:table-cell>
          <table:table-cell table:number-columns-repeated="3" table:style-name="ce117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7">
            <text:p>9522138254 /CK ÇEPESAŞ/FATURA</text:p>
          </table:table-cell>
          <table:table-cell table:number-columns-repeated="2" table:style-name="ce107"/>
          <table:table-cell office:value-type="float" office:value="-1317.2" table:style-name="ce109">
            <text:p>-1.317,20</text:p>
          </table:table-cell>
          <table:table-cell table:style-name="ce109"/>
          <table:table-cell office:value-type="float" office:value="-1317.2" table:style-name="ce109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mazon 240gbWd ssd-braun-64gb 3/6</text:p>
          </table:table-cell>
          <table:table-cell table:number-columns-repeated="2" table:style-name="ce104"/>
          <table:table-cell office:value-type="float" office:value="-177.65" table:style-name="ce105">
            <text:p>-177,65</text:p>
          </table:table-cell>
          <table:table-cell table:number-columns-repeated="2" table:style-name="ce105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1561.71" table:style-name="ce109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Doğuş Kira 11/12-2022-23</text:p>
          </table:table-cell>
          <table:table-cell table:style-name="ce113"/>
          <table:table-cell office:value-type="float" office:value="5000" table:style-name="ce115">
            <text:p>5.000,00</text:p>
          </table:table-cell>
          <table:table-cell table:number-columns-repeated="3" table:style-name="ce115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8">
            <text:p>20.06.2022</text:p>
          </table:table-cell>
          <table:table-cell office:value-type="string" table:style-name="ce110">
            <text:p>SnyF-Kynkçı Merdal 9/12-2022</text:p>
          </table:table-cell>
          <table:table-cell table:number-columns-repeated="3" table:style-name="ce110"/>
          <table:table-cell office:value-type="float" office:value="4000" table:style-name="ce119">
            <text:p>4.000,00</text:p>
          </table:table-cell>
          <table:table-cell table:style-name="ce110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0">
            <text:p>4.000,00</text:p>
          </table:table-cell>
          <table:table-cell table:number-columns-repeated="3" table:style-name="ce113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1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22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1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1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8">
            <text:p>05.07.2022</text:p>
          </table:table-cell>
          <table:table-cell office:value-type="string" table:style-name="ce110">
            <text:p>Doğuş Kira 11/12-2022-23<text:s/><text:span text:style-name="T4">BANKADAN</text:span></text:p>
          </table:table-cell>
          <table:table-cell table:style-name="ce110"/>
          <table:table-cell office:value-type="float" office:value="4000" table:style-name="ce122">
            <text:p>4.000,00</text:p>
          </table:table-cell>
          <table:table-cell table:style-name="ce110"/>
          <table:table-cell office:value-type="float" office:value="4000" table:style-name="ce119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3">
            <text:p>Doğuş Kira 11/12-2022-23 kalan bakiye</text:p>
          </table:table-cell>
          <table:table-cell table:style-name="ce123"/>
          <table:table-cell office:value-type="float" office:value="1000" table:style-name="ce124">
            <text:p>1.000,00</text:p>
          </table:table-cell>
          <table:table-cell table:style-name="ce123"/>
          <table:table-cell table:style-name="ce125"/>
          <table:table-cell table:style-name="ce126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elektrik</text:p>
          </table:table-cell>
          <table:table-cell table:style-name="ce113"/>
          <table:table-cell office:value-type="float" office:value="445.63" table:style-name="ce127">
            <text:p>445,63</text:p>
          </table:table-cell>
          <table:table-cell table:style-name="ce115"/>
          <table:table-cell table:style-name="ce113"/>
          <table:table-cell table:style-name="ce115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8">
            <text:p>4.000,00</text:p>
          </table:table-cell>
          <table:table-cell table:number-columns-repeated="3" table:style-name="ce123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1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9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9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9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9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9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1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1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10">
            <text:p>Doğuş Kira 12/12-2022-23 BANKADAN</text:p>
          </table:table-cell>
          <table:table-cell office:value-type="string" table:style-name="ce110">
            <text:p>BH</text:p>
          </table:table-cell>
          <table:table-cell office:value-type="float" office:value="5000" table:style-name="ce122">
            <text:p>5.000,00</text:p>
          </table:table-cell>
          <table:table-cell table:style-name="ce110"/>
          <table:table-cell office:value-type="float" office:value="5000" table:style-name="ce119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2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formula="of:=['07'.D55]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1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5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Lise Arkası Kira ++++++++++++++++</text:p>
          </table:table-cell>
          <table:table-cell table:style-name="ce123"/>
          <table:table-cell office:value-type="float" office:value="20000" table:style-name="ce12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1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1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9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9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9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9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9"/>
          <table:table-cell table:style-name="ce56"/>
          <table:table-cell office:value-type="currency" office:value="1250" table:style-name="ce140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9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9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9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9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9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9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9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9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3">-2.528,32</text:span></text:p>
          </table:table-cell>
          <table:table-cell table:style-name="ce49"/>
          <table:table-cell table:style-name="ce139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9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41"/>
          <table:table-cell office:value-type="currency" office:value="2000" table:style-name="ce142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42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3" table:default-cell-style-name="ce1"/>
        <table:table-column table:style-name="co13" table:default-cell-style-name="ce22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22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22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22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22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22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22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22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22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22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22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22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22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22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22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22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22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22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22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22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22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22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22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22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22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22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22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22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22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22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22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22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22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22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22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6">
            <text:p>06.11.2022</text:p>
          </table:table-cell>
          <table:table-cell office:value-type="string" table:style-name="ce133">
            <text:p>Cihan Elektrik Teminat 1200 – 2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6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4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6">
            <text:p>30.03.2022</text:p>
          </table:table-cell>
          <table:table-cell office:value-type="string" table:style-name="ce133">
            <text:p>SnyF-Kynkçı Merdal 12/12-2022-23</text:p>
          </table:table-cell>
          <table:table-cell office:value-type="float" office:value="3" table:style-name="ce133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6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4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7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97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style-name="ce99">
            <text:p>37.192,84</text:p>
          </table:table-cell>
          <table:table-cell office:value-type="float" office:value="-21933.009166666699" table:style-name="ce100">
            <text:p>-21.933,01</text:p>
          </table:table-cell>
          <table:table-cell table:style-name="ce100"/>
          <table:table-cell office:value-type="float" office:value="45447.67" table:style-name="ce100">
            <text:p>45.447,67</text:p>
          </table:table-cell>
          <table:table-cell office:value-type="float" office:value="-26383.058333333302" table:style-name="ce100">
            <text:p>-26.383,06</text:p>
          </table:table-cell>
          <table:table-cell office:value-type="float" office:value="19064.6116666667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style-name="ce100">
            <text:p>29,25</text:p>
          </table:table-cell>
          <table:table-cell office:value-type="float" office:value="6.8652674999999999" table:style-name="ce100">
            <text:p>6,87</text:p>
          </table:table-cell>
          <table:table-cell office:value-type="float" office:value="22.384732499999998" table:style-name="ce100">
            <text:p>22,38</text:p>
          </table:table-cell>
          <table:table-cell office:value-type="float" office:value="7.1708333333333298" table:style-name="ce100">
            <text:p>7,17</text:p>
          </table:table-cell>
          <table:table-cell office:value-type="float" office:value="3.8416666666666699" table:style-name="ce100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8-11T04:30:38Z</dc:date>
    <meta:editing-cycles>249</meta:editing-cycles>
    <meta:editing-duration>PT21601S</meta:editing-duration>
  </office:meta>
</office:document-meta>
</file>